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11NonValidatingConfiguration.addRecognizedParamsAndSetDefaults( XMLComponent compon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ML11NonValidatingConfiguration.setDTDHandler( XMLDTDHandler dtd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NonValidatingConfiguration.addCommonComponent( XML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11NonValidatingConfiguration.XML11NonValidatingConfiguration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NonValidatingConfiguration.XML11NonValidatingConfiguration( SymbolTable symbolTable , XMLGrammarPool grammarPool , XMLComponentManager parentSettin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XML11NonValidatingConfiguration.parse( boolean complete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">
            <text:p text:style-name="Table_20_Contents">3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XML11NonValidatingConfiguration.setErrorHandler( XML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NonValidatingConfiguration.configureXML11Pipelin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XML11NonValidatingConfiguration.setFeature( String featureId , boolean st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11NonValidatingConfiguration.setEntityResolver( XML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NonValidatingConfiguration.getDocum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NonValidatingConfiguration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11NonValidatingConfiguration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NonValidatingConfiguration.setProperty( String propertyId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11NonValidatingConfiguration.getDT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NonValidatingConfiguration.parse( XMLInputSource sour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XML11NonValidatingConfiguration.setDocumentHandler( XMLDocumentHandler document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11NonValidatingConfiguration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NonValidatingConfiguration.checkFeature( String featureId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XML11NonValidatingConfiguration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NonValidatingConfiguration.setDTDContentModelHandler( XMLDTDContentMode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NonValidatingConfiguration.XML11NonValidating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NonValidatingConfiguration.addXML11Component( XML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11NonValidatingConfiguration.initXML11Compon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11NonValidatingConfiguration.setInputSource( XML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NonValidatingConfiguration.resetComm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11NonValidatingConfiguration.getDTDContentMode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NonValidatingConfiguration.addComponent( XML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11NonValidatingConfiguration.XML11NonValidatingConfiguration( SymbolTable symbolTable ,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NonValidatingConfiguration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NonValidatingConfiguration.getFeature( String featur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11NonValidatingConfiguration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11NonValidatingConfiguration.resetXML1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11NonValidatingConfiguration.configurePipelin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XML11NonValidatingConfiguration.checkProperty( String propertyI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